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2e0ae" draw:textarea-horizontal-align="justify" draw:textarea-vertical-align="middle" draw:auto-grow-height="false" fo:min-height="3.85cm" fo:min-width="4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3.85cm" fo:min-width="4cm" draw:shadow-offset-x="0cm" draw:shadow-offset-y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2" draw:layer="layout" svg:width="4.5cm" svg:height="4.1cm" svg:x="33.4cm" svg:y="9.4cm">
          <text:p text:style-name="P1">Control of the<text:line-break/>flight control<text:line-break/>surfac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1cm" svg:x="27.5cm" svg:y="9.4cm">
          <text:p text:style-name="P1">Angular<text:line-break/>velocity<text:line-break/>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1cm" svg:x="21.5cm" svg:y="9.4cm">
          <text:p text:style-name="P1">Orientation<text:line-break/>contr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4.1cm" svg:x="9.6cm" svg:y="9.4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1cm" svg:x="15.6cm" svg:y="9.4cm">
          <text:p text:style-name="P1">Flight<text:line-break/>contr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4.1cm" svg:x="3.7cm" svg:y="9.4cm">
          <text:p text:style-name="P1">User inpu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cm" svg:y1="11.5cm" svg:x2="9.6cm" svg:y2="11.5cm">
          <text:p/>
        </draw:line>
        <draw:line draw:style-name="gr3" draw:text-style-name="P3" draw:layer="layout" svg:x1="14.1cm" svg:y1="11.5cm" svg:x2="15.6cm" svg:y2="11.5cm">
          <text:p/>
        </draw:line>
        <draw:line draw:style-name="gr3" draw:text-style-name="P3" draw:layer="layout" svg:x1="20.1cm" svg:y1="11.5cm" svg:x2="21.5cm" svg:y2="11.5cm">
          <text:p/>
        </draw:line>
        <draw:line draw:style-name="gr3" draw:text-style-name="P3" draw:layer="layout" svg:x1="26.1cm" svg:y1="11.5cm" svg:x2="27.5cm" svg:y2="11.5cm">
          <text:p/>
        </draw:line>
        <draw:line draw:style-name="gr3" draw:text-style-name="P3" draw:layer="layout" svg:x1="32cm" svg:y1="11.5cm" svg:x2="33.4cm" svg:y2="11.5cm">
          <text:p/>
        </draw:line>
        <draw:custom-shape draw:style-name="gr1" draw:text-style-name="P2" draw:layer="layout" svg:width="4.5cm" svg:height="4.1cm" svg:x="21.5cm" svg:y="14.9cm">
          <text:p text:style-name="P1">Airspeed<text:line-break/>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1cm" svg:x="27.5cm" svg:y="14.9cm">
          <text:p text:style-name="P1">Thrust<text:line-break/>vector<text:line-break/>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1cm" svg:x="33.4cm" svg:y="14.9cm">
          <text:p text:style-name="P1">Motor<text:line-break/>contro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cm" svg:y1="16.8cm" svg:x2="27.5cm" svg:y2="16.8cm">
          <text:p/>
        </draw:line>
        <draw:line draw:style-name="gr3" draw:text-style-name="P3" draw:layer="layout" svg:x1="32cm" svg:y1="16.9cm" svg:x2="33.4cm" svg:y2="16.9cm">
          <text:p/>
        </draw:line>
        <draw:line draw:style-name="gr3" draw:text-style-name="P3" draw:layer="layout" svg:x1="29.7cm" svg:y1="13.5cm" svg:x2="29.7cm" svg:y2="14.9cm">
          <text:p/>
        </draw:line>
        <draw:line draw:style-name="gr4" draw:text-style-name="P1" draw:layer="layout" svg:x1="18cm" svg:y1="13.6cm" svg:x2="21.4cm" svg:y2="17cm">
          <text:p/>
        </draw:line>
        <draw:frame draw:style-name="gr5" draw:text-style-name="P4" draw:layer="layout" svg:width="9cm" svg:height="1.673cm" svg:x="17.8cm" svg:y="7.7cm">
          <draw:text-box>
            <text:p>Design of a simple Autopilo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08:10:42.898000000</meta:creation-date>
    <dc:date>2018-06-01T08:38:49.356000000</dc:date>
    <meta:editing-duration>PT7M11S</meta:editing-duration>
    <meta:editing-cycles>2</meta:editing-cycles>
    <meta:generator>LibreOffice/6.0.4.2$Windows_X86_64 LibreOffice_project/9b0d9b32d5dcda91d2f1a96dc04c645c450872bf</meta:generator>
    <meta:print-date>2018-06-01T08:38:59.829000000</meta:print-date>
    <meta:document-statistic meta:object-count="19"/>
  </office:meta>
</office:document-meta>
</file>